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left"/>
    </style:style>
    <style:style style:name="Tableau1.A" style:family="table-column">
      <style:table-column-properties style:column-width="3.334cm"/>
    </style:style>
    <style:style style:name="Tableau1.B" style:family="table-column">
      <style:table-column-properties style:column-width="3.404cm"/>
    </style:style>
    <style:style style:name="Tableau1.C" style:family="table-column">
      <style:table-column-properties style:column-width="6.35cm"/>
    </style:style>
    <style:style style:name="Tableau1.D" style:family="table-column">
      <style:table-column-properties style:column-width="4.50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" style:family="paragraph" style:parent-style-name="Heading_20_3">
      <style:text-properties officeooo:rsid="001272ec" officeooo:paragraph-rsid="001272ec"/>
    </style:style>
    <style:style style:name="P4" style:family="paragraph" style:parent-style-name="Heading_20_3">
      <style:text-properties style:font-name="Liberation Sans" fo:font-size="14.1000003814697pt" fo:font-weight="bold" officeooo:rsid="001a5de7" officeooo:paragraph-rsid="001a5de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" style:family="paragraph" style:parent-style-name="Heading_20_3">
      <style:text-properties style:font-name="Liberation Sans" fo:font-size="14.1000003814697pt" fo:font-weight="bold" officeooo:rsid="001b617b" officeooo:paragraph-rsid="001b617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6" style:family="paragraph" style:parent-style-name="Preformatted_20_Text">
      <style:text-properties officeooo:rsid="0010293f" officeooo:paragraph-rsid="0010293f"/>
    </style:style>
    <style:style style:name="P7" style:family="paragraph" style:parent-style-name="Standard">
      <style:text-properties officeooo:rsid="001b617b" officeooo:paragraph-rsid="001b617b"/>
    </style:style>
    <style:style style:name="P8" style:family="paragraph" style:parent-style-name="Table_20_Contents" style:list-style-name="L1"/>
    <style:style style:name="P9" style:family="paragraph" style:parent-style-name="Table_20_Contents" style:list-style-name="L2"/>
    <style:style style:name="P10" style:family="paragraph" style:parent-style-name="Table_20_Contents" style:list-style-name="L1">
      <style:paragraph-properties fo:margin-top="0cm" fo:margin-bottom="0.499cm" loext:contextual-spacing="false"/>
    </style:style>
    <style:style style:name="P11" style:family="paragraph" style:parent-style-name="Table_20_Contents" style:list-style-name="L2">
      <style:paragraph-properties fo:margin-top="0cm" fo:margin-bottom="0.499cm" loext:contextual-spacing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ext_20_body">
      <style:text-properties officeooo:rsid="001796e2" officeooo:paragraph-rsid="001796e2"/>
    </style:style>
    <style:style style:name="T1" style:family="text">
      <style:text-properties style:font-name="Liberation Sans" fo:font-size="14.1000003814697pt" fo:font-weight="bold" officeooo:rsid="001b617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" style:family="text">
      <style:text-properties officeooo:rsid="001c334a"/>
    </style:style>
    <style:style style:name="T3" style:family="text">
      <style:text-properties officeooo:rsid="001d7aa3"/>
    </style:style>
    <style:style style:name="T4" style:family="text">
      <style:text-properties officeooo:rsid="001e11d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6_2024230416" text:style-name="Index_20_Link" text:visited-style-name="Index_20_Link">Marché<text:tab/>1</text:a></text:p>
          <text:p text:style-name="P2"><text:a xlink:type="simple" xlink:href="#__RefHeading___Toc119_2024230416" text:style-name="Index_20_Link" text:visited-style-name="Index_20_Link">Armoire de cuisine intelligentes<text:tab/>1</text:a></text:p>
          <text:p text:style-name="P2"><text:a xlink:type="simple" xlink:href="#__RefHeading___Toc110_2024230416" text:style-name="Index_20_Link" text:visited-style-name="Index_20_Link">Gros électroménagers de cuisine<text:tab/>1</text:a></text:p>
          <text:p text:style-name="P2"><text:a xlink:type="simple" xlink:href="#__RefHeading___Toc121_2024230416" text:style-name="Index_20_Link" text:visited-style-name="Index_20_Link">Amoires hautes de cuisine<text:tab/>1</text:a></text:p>
          <text:p text:style-name="P2"><text:a xlink:type="simple" xlink:href="#__RefHeading___Toc112_2024230416" text:style-name="Index_20_Link" text:visited-style-name="Index_20_Link">Réfrigérateurs intelligents<text:tab/>1</text:a></text:p>
          <text:p text:style-name="P1"><text:a xlink:type="simple" xlink:href="#__RefHeading___Toc108_2024230416" text:style-name="Index_20_Link" text:visited-style-name="Index_20_Link">Compétiteurs<text:tab/>2</text:a></text:p>
        </text:index-body>
      </text:table-of-content>
      <text:h text:style-name="Heading_20_2" text:outline-level="2"/>
      <text:h text:style-name="Heading_20_2" text:outline-level="2"><text:bookmark-start text:name="__RefHeading___Toc106_2024230416"/>Marché<text:bookmark-end text:name="__RefHeading___Toc106_2024230416"/></text:h>
      <text:h text:style-name="P5" text:outline-level="3"><text:bookmark-start text:name="__RefHeading___Toc119_2024230416"/>Armoire de cuisine intelligent<text:span text:style-name="T4">e</text:span>s<text:bookmark-end text:name="__RefHeading___Toc119_2024230416"/></text:h>
      <text:p text:style-name="P7">Données non disponible<text:span text:style-name="T3">s</text:span><text:span text:style-name="T2">: c</text:span>'est un nouveau produit!</text:p>
      <text:h text:style-name="P3" text:outline-level="3"><text:bookmark-start text:name="__RefHeading___Toc110_2024230416"/>Gros électroménagers de cuisine<text:bookmark-end text:name="__RefHeading___Toc110_2024230416"/></text:h>
      <text:h text:style-name="P4" text:outline-level="3"><text:bookmark-start text:name="__RefHeading___Toc121_2024230416"/>Amoires hautes de cuisine<text:bookmark-end text:name="__RefHeading___Toc121_2024230416"/></text:h>
      <text:h text:style-name="Heading_20_3" text:outline-level="3"><text:bookmark-start text:name="__RefHeading___Toc112_2024230416"/>Réfrigérateurs intelligents<text:bookmark-end text:name="__RefHeading___Toc112_2024230416"/></text:h>
      <text:p text:style-name="Text_20_body"><text:span text:style-name="Strong_20_Emphasis">Smart Refrigerator Market</text:span> size surpassed USD 2.5 billion in 2018 and is estimated to grow at over 12% CAGR between 2019 and 2026. The global industry shipments are projected to reach 2 million units by 2026.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Heading">Report Coverage</text:p>
          </table:table-cell>
          <table:table-cell table:style-name="Tableau1.A1" table:number-columns-spanned="3" office:value-type="string">
            <text:p text:style-name="P12">Details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Table_20_Contents">Base Year:</text:p>
          </table:table-cell>
          <table:table-cell table:style-name="Tableau1.A1" office:value-type="string">
            <text:p text:style-name="Table_20_Contents">2018</text:p>
          </table:table-cell>
          <table:table-cell table:style-name="Tableau1.A1" office:value-type="string">
            <text:p text:style-name="Table_20_Contents">Market Size in 2018:</text:p>
          </table:table-cell>
          <table:table-cell table:style-name="Tableau1.A1" office:value-type="string">
            <text:p text:style-name="Table_20_Contents">USD 3.5 Billion </text:p>
          </table:table-cell>
        </table:table-row>
        <table:table-row>
          <table:table-cell table:style-name="Tableau1.A1" office:value-type="string">
            <text:p text:style-name="Table_20_Contents">Historical Data for:</text:p>
          </table:table-cell>
          <table:table-cell table:style-name="Tableau1.A1" office:value-type="string">
            <text:p text:style-name="Table_20_Contents">2016 to 2018</text:p>
          </table:table-cell>
          <table:table-cell table:style-name="Tableau1.A1" office:value-type="string">
            <text:p text:style-name="Table_20_Contents">Forecast Period:</text:p>
          </table:table-cell>
          <table:table-cell table:style-name="Tableau1.A1" office:value-type="string">
            <text:p text:style-name="Table_20_Contents">2019 to 2026</text:p>
          </table:table-cell>
        </table:table-row>
        <table:table-row>
          <table:table-cell table:style-name="Tableau1.A1" office:value-type="string">
            <text:p text:style-name="Table_20_Contents">Forecast Period 2019 to 2026 CAGR:</text:p>
          </table:table-cell>
          <table:table-cell table:style-name="Tableau1.A1" office:value-type="string">
            <text:p text:style-name="Table_20_Contents">12%</text:p>
          </table:table-cell>
          <table:table-cell table:style-name="Tableau1.A1" office:value-type="string">
            <text:p text:style-name="Table_20_Contents">2026 Value Projection:</text:p>
          </table:table-cell>
          <table:table-cell table:style-name="Tableau1.A1" office:value-type="string">
            <text:p text:style-name="Table_20_Contents">USD 7.5 Billion</text:p>
          </table:table-cell>
        </table:table-row>
        <table:table-row>
          <table:table-cell table:style-name="Tableau1.A1" office:value-type="string">
            <text:p text:style-name="Table_20_Contents">Pages:</text:p>
          </table:table-cell>
          <table:table-cell table:style-name="Tableau1.A1" office:value-type="string">
            <text:p text:style-name="Table_20_Contents">200</text:p>
          </table:table-cell>
          <table:table-cell table:style-name="Tableau1.A1" office:value-type="string">
            <text:p text:style-name="Table_20_Contents">Tables, Charts &amp; Figures:</text:p>
          </table:table-cell>
          <table:table-cell table:style-name="Tableau1.A1" office:value-type="string">
            <text:p text:style-name="Table_20_Contents">334</text:p>
          </table:table-cell>
        </table:table-row>
        <table:table-row>
          <table:table-cell table:style-name="Tableau1.A1" office:value-type="string">
            <text:p text:style-name="Table_20_Contents">Geographies covered (16):</text:p>
          </table:table-cell>
          <table:table-cell table:style-name="Tableau1.A1" table:number-columns-spanned="3" office:value-type="string">
            <text:p text:style-name="Table_20_Contents">U.S., Canada, UK, Germany, France, Italy, Russia, China, India, Japan, South Korea, Brazil, Mexico, UAE, South Africa, Saudi Arabia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Table_20_Contents">Segments covered:</text:p>
          </table:table-cell>
          <table:table-cell table:style-name="Tableau1.A1" table:number-columns-spanned="3" office:value-type="string">
            <text:p text:style-name="Table_20_Contents">Type, End-Use, Sales Channel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Table_20_Contents">Companies covered (16):</text:p>
          </table:table-cell>
          <table:table-cell table:style-name="Tableau1.A1" table:number-columns-spanned="3" office:value-type="string">
            <text:p text:style-name="Table_20_Contents">Aucma, BSH Hausgeräte GmbH, Danby Appliances Inc., Dongbu Daewoo Electronics , Electrolux AB, Frigidaire, Haier Group Corporation, Hisense Co. Ltd., Kenmore, LG Electronics Inc., Liebherr Group, Midea Group, Panasonic Corporation, Samsung Electronics, Whirlpool Corporation, Xiaomi Corporation 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Table_20_Contents">Growth Drivers:</text:p>
          </table:table-cell>
          <table:table-cell table:style-name="Tableau1.A1" table:number-columns-spanned="3" office:value-type="string">
            <text:list xml:id="list3003541913" text:style-name="L1">
              <text:list-item>
                <text:p text:style-name="P8">Growing smart home and smart kitchen establishments globally</text:p>
              </text:list-item>
              <text:list-item>
                <text:p text:style-name="P8">Increasing electronic manufacturing activities in Asia Pacific</text:p>
              </text:list-item>
              <text:list-item>
                <text:p text:style-name="P8">Energy efficiency policies and initiatives in North America and Europe</text:p>
              </text:list-item>
              <text:list-item>
                <text:p text:style-name="P8"><text:soft-page-break/>Rising demand for electronic appliances in Brazil and Mexico</text:p>
              </text:list-item>
              <text:list-item>
                <text:p text:style-name="P8">Growing consumer awareness and company expansion in South Africa and Middle East</text:p>
              </text:list-item>
              <text:list-item>
                <text:p text:style-name="P8">Transformation of the residential infrastructures in Europe and the U.S. </text:p>
              </text:list-item>
              <text:list-item>
                <text:p text:style-name="P10">Proliferation of the commercial food service industry globally</text:p>
              </text:list-item>
            </text:list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Table_20_Contents">Pitfalls &amp; Challenges:</text:p>
          </table:table-cell>
          <table:table-cell table:style-name="Tableau1.A1" table:number-columns-spanned="3" office:value-type="string">
            <text:list xml:id="list3877494477" text:style-name="L2">
              <text:list-item>
                <text:p text:style-name="P9">High product purchasing costs</text:p>
              </text:list-item>
              <text:list-item>
                <text:p text:style-name="P11">Threat of data insecurity </text:p>
              </text:list-item>
            </text:list>
          </table:table-cell>
          <table:covered-table-cell/>
          <table:covered-table-cell/>
        </table:table-row>
      </table:table>
      <text:p text:style-name="Text_20_body"/>
      <text:p text:style-name="P13">Source: https://www.gminsights.com/industry-analysis/smart-refrigerator-market</text:p>
      <text:h text:style-name="Heading_20_2" text:outline-level="2"><text:bookmark-start text:name="__RefHeading___Toc108_2024230416"/>Compétiteurs<text:bookmark-end text:name="__RefHeading___Toc108_2024230416"/></text:h>
      <text:p text:style-name="Preformatted_20_Text">(site internet)</text:p>
      <text:p text:style-name="Preformatted_20_Text">- https://kk.org/cooltools/recipe-aggregat/</text:p>
      <text:p text:style-name="Preformatted_20_Text"/>
      <text:p text:style-name="Preformatted_20_Text">Sites de publicités pour le produit:</text:p>
      <text:p text:style-name="Preformatted_20_Text">- https://www.producthunt.com/about?ref=meta_nav</text:p>
      <text:p text:style-name="Preformatted_20_Text">- https://news.ycombinator.com/</text:p>
      <text:p text:style-name="Preformatted_20_Text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9T11:46:09.496537087</dc:date>
    <meta:editing-duration>PT8M36S</meta:editing-duration>
    <meta:editing-cycles>16</meta:editing-cycles>
    <meta:generator>LibreOffice/6.4.6.2$Linux_X86_64 LibreOffice_project/40$Build-2</meta:generator>
    <meta:document-statistic meta:table-count="1" meta:image-count="0" meta:object-count="0" meta:page-count="2" meta:paragraph-count="56" meta:word-count="297" meta:character-count="2133" meta:non-whitespace-character-count="1897"/>
  </office:meta>
</office:document-meta>
</file>